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ockManager.releaseLock( String lockToken , Dav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LockManager.refreshLock( LockInfo lockInfo , String lockToken , Dav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LockManager.createLock( LockInfo lockInfo , DavResource resourc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impleLockManager.getLock( Type type , Scope scope , Dav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LockManager.getLock( String 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LockManager.isInternalMember( DavResource resource , String member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LockManager.hasLock( String lockToken , Dav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